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0101c5"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de" fo:country="DE" style:text-underline-style="solid" style:text-underline-width="auto" style:text-underline-color="font-color" fo:font-weight="bold" officeooo:rsid="000101c5" officeooo:paragraph-rsid="000101c5"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language="de" fo:country="DE" fo:font-weight="normal" officeooo:rsid="0015909b" officeooo:paragraph-rsid="0015909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135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2114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051ba1"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1d41a4"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de" fo:country="DE" style:text-underline-style="none" fo:font-weight="normal" officeooo:rsid="0007080f" officeooo:paragraph-rsid="0007080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de" fo:country="DE" style:text-underline-style="none" fo:font-weight="normal" officeooo:rsid="0007080f" officeooo:paragraph-rsid="000a2c5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zxx" fo:country="none" fo:font-style="normal" style:text-underline-style="none" fo:font-weight="normal" officeooo:rsid="000101c5" officeooo:paragraph-rsid="0008a65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08a652"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paragraph-properties fo:text-align="start" style:justify-single-word="false"/>
      <style:text-properties fo:color="#000000" loext:opacity="100%" fo:font-size="12pt" fo:language="de" fo:country="DE" style:text-underline-style="none" fo:font-weight="normal" officeooo:rsid="0007080f" officeooo:paragraph-rsid="0007080f"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07080f" style:font-size-asian="10pt" style:font-weight-asian="normal" style:font-size-complex="10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d3122" officeooo:paragraph-rsid="000d3122" style:font-size-asian="10pt" style:font-weight-asian="normal"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font-size-complex="10pt"/>
    </style:style>
    <style:style style:name="P16"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be4d7" officeooo:paragraph-rsid="000be4d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7080f" officeooo:paragraph-rsid="000c1d2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d3122" officeooo:paragraph-rsid="000d3122"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0fa1c4" officeooo:paragraph-rsid="000fa1c4"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officeooo:paragraph-rsid="000a2c56"/>
    </style:style>
    <style:style style:name="P21" style:family="paragraph" style:parent-style-name="Standard">
      <style:paragraph-properties fo:text-align="start" style:justify-single-word="false"/>
      <style:text-properties officeooo:paragraph-rsid="000c1d23"/>
    </style:style>
    <style:style style:name="P22" style:family="paragraph" style:parent-style-name="Standard">
      <style:paragraph-properties fo:text-align="start" style:justify-single-word="false"/>
      <style:text-properties officeooo:paragraph-rsid="000fa1c4"/>
    </style:style>
    <style:style style:name="P23" style:family="paragraph" style:parent-style-name="Standard">
      <style:paragraph-properties fo:text-align="start" style:justify-single-word="false"/>
      <style:text-properties officeooo:rsid="000d3122" officeooo:paragraph-rsid="000d3122"/>
    </style:style>
    <style:style style:name="P24" style:family="paragraph" style:parent-style-name="Standard">
      <style:paragraph-properties fo:text-align="start" style:justify-single-word="false"/>
      <style:text-properties fo:color="#111111" loext:opacity="100%" fo:font-size="10pt" officeooo:rsid="000fa1c4" officeooo:paragraph-rsid="000fa1c4"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language="de" fo:country="DE" style:text-underline-style="none" fo:font-weight="normal" officeooo:rsid="0007080f" officeooo:paragraph-rsid="000a2c56"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language="de" fo:country="DE" style:text-underline-style="none" fo:font-weight="normal" officeooo:rsid="0007080f" officeooo:paragraph-rsid="000c1d23" style:font-size-asian="10pt" style:font-weight-asian="normal" style:font-size-complex="10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fo:color="#111111" loext:opacity="100%" style:font-name="Consolas" fo:font-size="10pt" style:font-size-asian="10pt" style:font-size-complex="10pt"/>
    </style:style>
    <style:style style:name="P29" style:family="paragraph" style:parent-style-name="Standard">
      <style:paragraph-properties fo:text-align="start" style:justify-single-word="false"/>
      <style:text-properties fo:color="#111111" loext:opacity="100%" style:font-name="Consolas" fo:font-size="10pt" officeooo:rsid="000fa1c4" officeooo:paragraph-rsid="000fa1c4"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font-size-complex="10pt"/>
    </style:style>
    <style:style style:name="P31" style:family="paragraph" style:parent-style-name="Standard">
      <style:paragraph-properties fo:text-align="start" style:justify-single-word="false"/>
      <style:text-properties style:font-name="Consolas" fo:font-size="10pt" officeooo:rsid="000d3122" officeooo:paragraph-rsid="000d3122" style:font-size-asian="10pt" style:font-size-complex="10pt"/>
    </style:style>
    <style:style style:name="P32" style:family="paragraph" style:parent-style-name="Standard">
      <style:paragraph-properties fo:text-align="justify" style:justify-single-word="false"/>
      <style:text-properties fo:font-size="12pt" fo:language="de" fo:country="DE" style:text-underline-style="none" fo:font-weight="normal" officeooo:rsid="0003dc58" officeooo:paragraph-rsid="001d41a4" style:font-size-asian="10.5pt" style:font-weight-asian="normal" style:font-size-complex="12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4" style:family="paragraph" style:parent-style-name="Standard">
      <style:paragraph-properties fo:text-align="start" style:justify-single-word="false"/>
      <style:text-properties fo:color="#000000" loext:opacity="100%" style:font-name="Consolas" fo:font-size="10pt" fo:language="zxx" fo:country="none" fo:font-style="normal"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officeooo:rsid="000101c5" officeooo:paragraph-rsid="0008a652"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8"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style:text-underline-style="none" fo:font-weight="normal" officeooo:rsid="00013539" style:font-weight-asian="normal" style:font-weight-complex="normal"/>
    </style:style>
    <style:style style:name="T3" style:family="text">
      <style:text-properties style:text-underline-style="none" fo:font-weight="normal" officeooo:rsid="0001ee2d" style:font-weight-asian="normal" style:font-weight-complex="normal"/>
    </style:style>
    <style:style style:name="T4" style:family="text">
      <style:text-properties style:text-underline-style="none" fo:font-weight="normal" officeooo:rsid="0002114d" style:font-weight-asian="normal" style:font-weight-complex="normal"/>
    </style:style>
    <style:style style:name="T5" style:family="text">
      <style:text-properties style:text-underline-style="none" fo:font-weight="normal" officeooo:rsid="0003dc58" style:font-weight-asian="normal" style:font-weight-complex="normal"/>
    </style:style>
    <style:style style:name="T6" style:family="text">
      <style:text-properties style:text-underline-style="none" fo:font-weight="normal" officeooo:rsid="00051ba1" style:font-weight-asian="normal" style:font-weight-complex="normal"/>
    </style:style>
    <style:style style:name="T7" style:family="text">
      <style:text-properties style:text-underline-style="none" fo:font-weight="normal" officeooo:rsid="001ab40f" style:font-weight-asian="normal" style:font-weight-complex="normal"/>
    </style:style>
    <style:style style:name="T8" style:family="text">
      <style:text-properties style:text-underline-style="none" fo:font-weight="normal" officeooo:rsid="001c5fd0" style:font-weight-asian="normal" style:font-weight-complex="normal"/>
    </style:style>
    <style:style style:name="T9" style:family="text">
      <style:text-properties fo:font-size="12pt" fo:language="de" fo:country="DE" style:text-underline-style="none" fo:font-weight="normal" officeooo:rsid="0007080f" style:font-size-asian="10.5pt" style:font-weight-asian="normal" style:font-size-complex="12pt" style:font-weight-complex="normal"/>
    </style:style>
    <style:style style:name="T10" style:family="text">
      <style:text-properties fo:font-size="12pt" fo:language="de" fo:country="DE" style:text-underline-style="none" fo:font-weight="normal" officeooo:rsid="000c1d23" style:font-size-asian="10.5pt" style:font-weight-asian="normal" style:font-size-complex="12pt" style:font-weight-complex="normal"/>
    </style:style>
    <style:style style:name="T11" style:family="text">
      <style:text-properties fo:color="#000000" loext:opacity="100%"/>
    </style:style>
    <style:style style:name="T12"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13" style:family="text">
      <style:text-properties fo:color="#000000" loext:opacity="100%" style:font-name="Liberation Serif" fo:font-size="12pt" fo:language="de" fo:country="DE" style:text-underline-style="none" fo:font-weight="normal" officeooo:rsid="0007080f" style:font-size-asian="12pt" style:font-weight-asian="normal" style:font-size-complex="12pt" style:font-weight-complex="normal"/>
    </style:style>
    <style:style style:name="T14" style:family="text">
      <style:text-properties fo:color="#000000" loext:opacity="100%" style:font-name="Liberation Serif" fo:font-size="12pt" fo:language="de" fo:country="DE" style:text-underline-style="none" fo:font-weight="normal" officeooo:rsid="000a2c56" style:font-size-asian="12pt" style:font-weight-asian="normal" style:font-size-complex="12pt" style:font-weight-complex="normal"/>
    </style:style>
    <style:style style:name="T15" style:family="text">
      <style:text-properties fo:color="#000000" loext:opacity="100%" style:font-name="Liberation Serif" fo:font-size="12pt" fo:language="de" fo:country="DE" style:text-underline-style="none" fo:font-weight="normal" officeooo:rsid="000c1d23" style:font-size-asian="12pt" style:font-weight-asian="normal" style:font-size-complex="12pt" style:font-weight-complex="normal"/>
    </style:style>
    <style:style style:name="T16" style:family="text">
      <style:text-properties fo:color="#000000" loext:opacity="100%" style:font-name="Liberation Serif" fo:font-size="12pt" fo:language="de" fo:country="DE" style:text-underline-style="none" fo:font-weight="normal" officeooo:rsid="000fa1c4" style:font-size-asian="12pt" style:font-weight-asian="normal" style:font-size-complex="12pt" style:font-weight-complex="normal"/>
    </style:style>
    <style:style style:name="T17" style:family="text">
      <style:text-properties fo:color="#000000" loext:opacity="100%" style:font-name="Liberation Serif" fo:font-size="12pt" fo:language="de" fo:country="DE" style:text-underline-style="none" fo:font-weight="normal" officeooo:rsid="00134038" style:font-size-asian="12pt" style:font-weight-asian="normal" style:font-size-complex="12pt" style:font-weight-complex="normal"/>
    </style:style>
    <style:style style:name="T18" style:family="text">
      <style:text-properties fo:color="#000000" loext:opacity="100%" style:font-name="Liberation Serif" fo:font-size="12pt" fo:language="de" fo:country="DE" style:text-underline-style="none" fo:font-weight="normal" officeooo:rsid="0013c192" style:font-size-asian="12pt" style:font-weight-asian="normal" style:font-size-complex="12pt" style:font-weight-complex="normal"/>
    </style:style>
    <style:style style:name="T19" style:family="text">
      <style:text-properties fo:color="#000000" loext:opacity="100%" style:font-name="Liberation Serif" fo:font-size="12pt" fo:language="de" fo:country="DE" style:text-underline-style="none" fo:font-weight="normal" officeooo:rsid="00190b04" style:font-size-asian="12pt" style:font-weight-asian="normal" style:font-size-complex="12pt" style:font-weight-complex="normal"/>
    </style:style>
    <style:style style:name="T20" style:family="text">
      <style:text-properties fo:color="#000000" loext:opacity="100%" style:font-name="Consolas" fo:font-size="12pt" fo:language="de" fo:country="DE" style:text-underline-style="none" fo:font-weight="normal" officeooo:rsid="0007080f" style:font-size-asian="12pt" style:font-weight-asian="normal" style:font-size-complex="12pt" style:font-weight-complex="normal"/>
    </style:style>
    <style:style style:name="T21" style:family="text">
      <style:text-properties fo:color="#000000" loext:opacity="100%" fo:font-weight="normal"/>
    </style:style>
    <style:style style:name="T22" style:family="text">
      <style:text-properties fo:color="#000000" loext:opacity="100%" fo:font-style="normal" fo:font-weight="normal"/>
    </style:style>
    <style:style style:name="T23" style:family="text">
      <style:text-properties style:font-name="Consolas"/>
    </style:style>
    <style:style style:name="T24" style:family="text">
      <style:text-properties style:font-name="Consolas" fo:font-size="10pt" style:font-size-asian="10pt" style:font-size-complex="10pt"/>
    </style:style>
    <style:style style:name="T25" style:family="text">
      <style:text-properties style:font-name="Liberation Serif"/>
    </style:style>
    <style:style style:name="T26" style:family="text">
      <style:text-properties officeooo:rsid="000a2c56"/>
    </style:style>
    <style:style style:name="T27" style:family="text">
      <style:text-properties fo:color="#111111" loext:opacity="100%" style:font-name="Consolas" fo:font-size="10pt" fo:font-weight="normal" style:font-size-asian="10pt" style:font-weight-asian="normal" style:font-size-complex="10pt" style:font-weight-complex="normal"/>
    </style:style>
    <style:style style:name="T28" style:family="text">
      <style:text-properties fo:color="#111111" loext:opacity="100%" style:font-name="Consolas" fo:font-size="10pt" style:font-size-asian="10pt" style:font-size-complex="10pt"/>
    </style:style>
    <style:style style:name="T29" style:family="text">
      <style:text-properties fo:color="#111111" loext:opacity="100%" style:font-name="Consolas" fo:font-size="10pt" fo:language="de" fo:country="DE" style:text-underline-style="none" fo:font-weight="normal" style:font-size-asian="10pt" style:font-weight-asian="normal" style:font-size-complex="10pt" style:font-weight-complex="normal"/>
    </style:style>
    <style:style style:name="T30" style:family="text">
      <style:text-properties officeooo:rsid="0015909b"/>
    </style:style>
    <style:style style:name="T31" style:family="text">
      <style:text-properties fo:color="#666666" loext:opacity="100%"/>
    </style:style>
    <style:style style:name="T32" style:family="text">
      <style:text-properties fo:color="#008000" loext:opacity="100%"/>
    </style:style>
    <style:style style:name="T33" style:family="text">
      <style:text-properties fo:color="#008000" loext:opacity="100%" fo:font-weight="bold"/>
    </style:style>
    <style:style style:name="T34" style:family="text">
      <style:text-properties fo:color="#ba2121" loext:opacity="100%"/>
    </style:style>
    <style:style style:name="T35" style:family="text">
      <style:text-properties fo:color="#aa22ff" loext:opacity="100%"/>
    </style:style>
    <style:style style:name="T36" style:family="text">
      <style:text-properties fo:color="#aa22ff" loext:opacity="100%" fo:font-weight="bold"/>
    </style:style>
    <style:style style:name="T37" style:family="text">
      <style:text-properties fo:color="#408080" loext:opacity="100%" style:font-name="Consolas" fo:font-style="italic"/>
    </style:style>
    <style:style style:name="T38" style:family="text">
      <style:text-properties fo:color="#bb6622" loext:opacity="100%"/>
    </style:style>
    <style:style style:name="T39" style:family="text">
      <style:text-properties fo:color="#bb6622" loext:opacity="100%" fo:font-weight="bold"/>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0" draw:name="Form1" draw:style-name="gr1" draw:text-style-name="P38" svg:width="3.67cm" svg:height="0.565cm" svg:x="14.192cm" svg:y="0.046cm"><draw:text-box><text:p>20. November 2021</text:p></draw:text-box></draw:frame><text:span text:style-name="T30">Aufgabe 1: </text:span>Schiebeparkplatz</text:p>
      <text:p text:style-name="P3"><text:span text:style-name="T1"><text:line-break/>Team-ID: </text:span>00821<text:line-break/><text:span text:style-name="T1">Team: </text:span>IaC 0.9524<text:line-break/><text:span text:style-name="T1">Bearbeiter dieser Aufgabe: </text:span>Paul Buda</text:p>
      <text:p text:style-name="P1"/>
      <text:p text:style-name="P4">Lösungsidee:</text:p>
      <text:p text:style-name="P4"/>
      <text:p text:style-name="P7"><text:span text:style-name="T2">Zuerst muss geprüft werden, ob vor dem normal parkendem Auto ein querstehendes Auto steht, wenn dass der Fall ist wird zuerst geprüft ob das Auto nach rechts und danach nach links </text:span><text:span text:style-name="T5">weggeschoben </text:span><text:span text:style-name="T7">werden</text:span><text:span text:style-name="T2"> kann. Dabei muss aber beachtet werden das beim Quer</text:span><text:span text:style-name="T5">schieben</text:span><text:span text:style-name="T2"> dann andere Autos im Weg stehen </text:span><text:span text:style-name="T5">können</text:span><text:span text:style-name="T2">, welche </text:span><text:span text:style-name="T3">dann auch weg</text:span><text:span text:style-name="T5">geschoben werden</text:span><text:span text:style-name="T3"> müssen, dies ist jedoch nur so lange möglich, wie die Wand rechts bzw. links nicht im Weg ist.</text:span></text:p>
      <text:p text:style-name="P7"><text:span text:style-name="T3">Um die Ausfahrtzeit optimieren zu können, </text:span><text:span text:style-name="T4">kann man mitzählen</text:span><text:span text:style-name="T3"> wie viele Autos wie weit bewegt werden müssen um später </text:span><text:span text:style-name="T8">zu </text:span><text:span text:style-name="T3">entscheiden, ob es sinnvoller ist die querstehenden Autos nach rechts oder links </text:span><text:span text:style-name="T5">wegzuschieben</text:span><text:span text:style-name="T3">.</text:span></text:p>
      <text:p text:style-name="P7"><text:line-break/><text:span text:style-name="T11">Umsetzung:</text:span></text:p>
      <text:p text:style-name="P5"/>
      <text:p text:style-name="P7"><text:span text:style-name="T4">Mittels zwei </text:span><text:span text:style-name="T6">F</text:span><text:span text:style-name="T4">or-Schleifen werden zuerst alle Autos aus der Datei ausgelesen und dann für jedes Auto überprüft ob ein Auto quer davor steht und wenn ja, ob dieses querstehende Auto ein, oder zwei Parkplätze nach rechts bzw. links </text:span><text:span text:style-name="T5">verschoben werden</text:span><text:span text:style-name="T4"> muss.</text:span></text:p>
      <text:p text:style-name="P32">Wenn ein querstehendes Auto verschoben werden muss, wird jetzt für dieses geprüft, wie weit es nach rechts geschoben werden kann, bevor ein anderes querstehendes Auto im <text:s/>Weg steht, wenn das Auto nicht weit genug nach rechts fahren kann wird versucht das nächste Auto quer zu verschieben. Dies wird so lange wiederholt bis das Auto welches das andere Auto zuparkt weit genug weggeschoben werden kann, oder die rechte Wand im Weg ist.</text:p>
      <text:p text:style-name="P7"><text:span text:style-name="T5">Dieser Vorgang wird dann auch mit der linken Seite wiederholt. Es wird jeweils mit gezählt wie viele Auto wie weit in welche Richtung fahren können um dann im nächsten Schritt mittels einer Fallunterscheidung entscheiden zu können, wie man die Autos am besten verschieben muss um die Ausfahrtzeit zu optimieren. Dabei wird zuerst nach der Anzahlt der zu verschiebenden Autos und dann nach dem nach der Anzahl der Parkplätze welche die Autos insgesamt wegschoben werden müssen entscheiden, falls man die Autos sowohl nach rechts, als auch nach links wegschieben könnte.</text:span><text:line-break/><text:line-break/>Beispiele:</text:p>
      <text:p text:style-name="P6"/>
      <text:p text:style-name="P8">Bei Beispielparkplatz 0 erzeugt das Programm folgende Ausgabe:<text:line-break/></text:p>
      <text:p text:style-name="P13">A:</text:p>
      <text:p text:style-name="P15">B:</text:p>
      <text:p text:style-name="P15">C: H 1 rechts</text:p>
      <text:p text:style-name="P15">D: H 1 links</text:p>
      <text:p text:style-name="P15">E:</text:p>
      <text:p text:style-name="P15">F: I 2 links, H 1 links</text:p>
      <text:p text:style-name="P12"><text:span text:style-name="T24">G: I 1 links</text:span><text:span text:style-name="T23"><text:line-break/><text:line-break/></text:span><text:soft-page-break/><text:span text:style-name="T25">Die Autos A, B und E können somit einfach herausfahren, um die restlichen Autos ausparken zu können müssen die querstehenden Autos wie angegeben verschoben werden.</text:span></text:p>
      <text:p text:style-name="P16">Bei Auto C sieht man, dass H eins nach rechts und nicht zwei nach links verschoben werden soll, da immer die schnellste Möglichkeit ausgegeben wird.</text:p>
      <text:p text:style-name="P9">Bei Beispielparkplatz <text:span text:style-name="T26">1</text:span> erzeugt das Programm folgende Ausgabe:<text:line-break/></text:p>
      <text:p text:style-name="P25">A:</text:p>
      <text:p text:style-name="P27">B: O 1 rechts, P 1 rechts</text:p>
      <text:p text:style-name="P27">C: O 1 links</text:p>
      <text:p text:style-name="P27">D: P 1 rechts</text:p>
      <text:p text:style-name="P27">E: P 1 links, O 1 links</text:p>
      <text:p text:style-name="P27">F:</text:p>
      <text:p text:style-name="P27">G: Q 1 rechts</text:p>
      <text:p text:style-name="P27">H: Q 1 links</text:p>
      <text:p text:style-name="P27">I:</text:p>
      <text:p text:style-name="P20"><text:span text:style-name="T27">J:</text:span><text:span text:style-name="T20"><text:line-break/><text:line-break/></text:span><text:span text:style-name="T13">Die Autos A, </text:span><text:span text:style-name="T14">F</text:span><text:span text:style-name="T13"> , </text:span><text:span text:style-name="T14">I und J</text:span><text:span text:style-name="T13"> können somit einfach herausfahren, um die restlichen Autos ausparken zu können müssen die querstehenden Autos wie angegeben verschoben werden.</text:span></text:p>
      <text:p text:style-name="P21"><text:span text:style-name="T9">Bei Beispielparkplatz </text:span><text:span text:style-name="T10">5</text:span><text:span text:style-name="T9"> erzeugt das Programm folgende Ausgabe:<text:line-break/></text:span></text:p>
      <text:p text:style-name="P26">A:</text:p>
      <text:p text:style-name="P28">B:</text:p>
      <text:p text:style-name="P28">C: P 2 links</text:p>
      <text:p text:style-name="P28">D: P 1 links</text:p>
      <text:p text:style-name="P28">E: Q 1 rechts</text:p>
      <text:p text:style-name="P28">F: Q 2 rechts</text:p>
      <text:p text:style-name="P28">G:</text:p>
      <text:p text:style-name="P28">H:</text:p>
      <text:p text:style-name="P28">I: R 1 rechts</text:p>
      <text:p text:style-name="P28">J: R 1 links</text:p>
      <text:p text:style-name="P28">K:</text:p>
      <text:p text:style-name="P28">L:</text:p>
      <text:p text:style-name="P28">M: S 1 rechts</text:p>
      <text:p text:style-name="P28">N: S 1 links</text:p>
      <text:p text:style-name="P21"><text:span text:style-name="T28">O:</text:span><text:span text:style-name="T20"><text:line-break/><text:line-break/></text:span><text:span text:style-name="T13">Die Autos A, </text:span><text:span text:style-name="T15">B</text:span><text:span text:style-name="T13"> , </text:span><text:span text:style-name="T15">G, H, K, L</text:span><text:span text:style-name="T14"> und </text:span><text:span text:style-name="T19">O</text:span><text:span text:style-name="T13"> können somit einfach herausfahren, um die restlichen Autos ausparken zu können müssen die querstehenden Autos wie angegeben verschoben werden.</text:span></text:p>
      <text:p text:style-name="P17"/>
      <text:p text:style-name="P23"><text:span text:style-name="T13">E</text:span><text:span text:style-name="T12">igens erfundenes Beispiel:</text:span></text:p>
      <text:p text:style-name="P18"/>
      <text:p text:style-name="P14">A E</text:p>
      <text:p text:style-name="P30">2</text:p>
      <text:p text:style-name="P30">F 0</text:p>
      <text:p text:style-name="P31">G 2</text:p>
      <text:p text:style-name="P18"/>
      <text:p text:style-name="P22"><text:span text:style-name="T16">Ausgabe des Programms:<text:line-break/><text:line-break/></text:span><text:span text:style-name="T29">A: F 1 rechts, G 1 rechts</text:span></text:p>
      <text:p text:style-name="P28">B: kann nicht ausparken</text:p>
      <text:p text:style-name="P28">C: G 1 rechts</text:p>
      <text:p text:style-name="P28"><text:soft-page-break/>D: kann nicht ausparken</text:p>
      <text:p text:style-name="P29">E:</text:p>
      <text:p text:style-name="P19"/>
      <text:p text:style-name="P24"><text:span text:style-name="T12">Das Programm gibt nun </text:span><text:span text:style-name="T17">aus</text:span><text:span text:style-name="T12">, dass die Autos B und D nicht auspark</text:span><text:span text:style-name="T18">en</text:span><text:span text:style-name="T12"> können.</text:span></text:p>
      <text:p text:style-name="P11">Quelltext:</text:p>
      <text:p text:style-name="P10"/>
      <text:p text:style-name="P36">#liest den Parkplatz aus</text:p>
      <text:p text:style-name="P33">parkingSpot <text:span text:style-name="T31">=</text:span> <text:span text:style-name="T32">open</text:span>(<text:span text:style-name="T34">'parkplatz.txt'</text:span>,<text:span text:style-name="T34">'r'</text:span>)</text:p>
      <text:p text:style-name="P37">#zählt die normal parkenden Autos</text:p>
      <text:p text:style-name="P33">numberCars <text:span text:style-name="T31">=</text:span> <text:span text:style-name="T32">ord</text:span>(parkingSpot<text:span text:style-name="T31">.</text:span>readline()[<text:span text:style-name="T31">2</text:span>]) <text:span text:style-name="T31">-</text:span> <text:span text:style-name="T31">64</text:span></text:p>
      <text:p text:style-name="P33"/>
      <text:p text:style-name="P37">#ließt alle queer parkende Autos ein, die linke Wand ist das Auto mit der Position -2 und die rechts Wand das Auto mit der Position &lt;numberCars&gt;</text:p>
      <text:p text:style-name="P33">acrossCars <text:span text:style-name="T31">=</text:span> [<text:span text:style-name="T31">-2</text:span>]</text:p>
      <text:p text:style-name="P33"><text:span text:style-name="T33">for</text:span> r <text:span text:style-name="T36">in</text:span> <text:span text:style-name="T32">range</text:span>(<text:span text:style-name="T32">int</text:span>(parkingSpot<text:span text:style-name="T31">.</text:span>readline())):</text:p>
      <text:p text:style-name="P33"><text:s text:c="4"/>acrossCars<text:span text:style-name="T31">.</text:span>append(<text:span text:style-name="T32">int</text:span>(parkingSpot<text:span text:style-name="T31">.</text:span>readline()[<text:span text:style-name="T31">2</text:span>:]))</text:p>
      <text:p text:style-name="P33">parkingSpot<text:span text:style-name="T31">.</text:span>close</text:p>
      <text:p text:style-name="P33">acrossCars<text:span text:style-name="T31">.</text:span>append(numberCars)</text:p>
      <text:p text:style-name="P33"/>
      <text:p text:style-name="P37">#überprüft für jedes Auto, ob ein queerstehendes Auto davor steht, und wie weit dieses Auto nach rechts bzw. links fahren muss</text:p>
      <text:p text:style-name="P37">#und speicher die Nummer des Querstehenden Autos</text:p>
      <text:p text:style-name="P33"><text:span text:style-name="T33">for</text:span> carNumber <text:span text:style-name="T36">in</text:span> <text:span text:style-name="T32">range</text:span>(numberCars):</text:p>
      <text:p text:style-name="P33"><text:s text:c="4"/><text:span text:style-name="T33">if</text:span>(carNumber <text:span text:style-name="T36">in</text:span> acrossCars):</text:p>
      <text:p text:style-name="P33"><text:s text:c="8"/>toRight, toLeft <text:span text:style-name="T31">=</text:span> <text:span text:style-name="T31">1</text:span>, <text:span text:style-name="T31">2</text:span></text:p>
      <text:p text:style-name="P33"><text:s text:c="8"/>acrossNumber <text:span text:style-name="T31">=</text:span> acrossCars<text:span text:style-name="T31">.</text:span>index(carNumber)</text:p>
      <text:p text:style-name="P33"><text:s text:c="4"/><text:span text:style-name="T33">elif</text:span>(carNumber <text:span text:style-name="T31">-</text:span> <text:span text:style-name="T31">1</text:span> <text:span text:style-name="T36">in</text:span> acrossCars): </text:p>
      <text:p text:style-name="P33"><text:s text:c="8"/>toRight, toLeft <text:span text:style-name="T31">=</text:span> <text:span text:style-name="T31">2</text:span>, <text:span text:style-name="T31">1</text:span></text:p>
      <text:p text:style-name="P33"><text:s text:c="8"/>acrossNumber <text:span text:style-name="T31">=</text:span> acrossCars<text:span text:style-name="T31">.</text:span>index(carNumber <text:span text:style-name="T31">-</text:span> <text:span text:style-name="T31">1</text:span>)</text:p>
      <text:p text:style-name="P35"><text:span text:style-name="T23"><text:s text:c="4"/></text:span><text:span text:style-name="T37">#wenn vor dem Auto kein Anderes quer steht, so wird ausgegben, dass kein Auto bewegt werden muss</text:span></text:p>
      <text:p text:style-name="P33"><text:s text:c="4"/><text:span text:style-name="T33">else</text:span>:</text:p>
      <text:p text:style-name="P33"><text:s text:c="8"/><text:span text:style-name="T32">print</text:span>(<text:span text:style-name="T32">chr</text:span>(carNumber <text:span text:style-name="T31">+</text:span> <text:span text:style-name="T31">65</text:span>) <text:span text:style-name="T31">+</text:span> <text:span text:style-name="T34">":"</text:span>)</text:p>
      <text:p text:style-name="P33"><text:s text:c="8"/><text:span text:style-name="T33">continue</text:span></text:p>
      <text:p text:style-name="P33"><text:s text:c="4"/></text:p>
      <text:p text:style-name="P35"><text:span text:style-name="T23"><text:s text:c="4"/></text:span><text:span text:style-name="T37">#gibt an, ob die Autos nach rechts bzw. links Platz machen können</text:span></text:p>
      <text:p text:style-name="P33"><text:s text:c="4"/>canRight <text:span text:style-name="T31">=</text:span> canLeft <text:span text:style-name="T31">=</text:span> <text:span text:style-name="T33">True</text:span></text:p>
      <text:p text:style-name="P33"><text:s text:c="4"/></text:p>
      <text:p text:style-name="P35"><text:span text:style-name="T23"><text:s text:c="4"/></text:span><text:span text:style-name="T37">#zählt wie viele Autos nach rechts fahren müssen</text:span></text:p>
      <text:p text:style-name="P33"><text:s text:c="4"/>rightNeeded <text:span text:style-name="T31">=</text:span> <text:span text:style-name="T31">0</text:span></text:p>
      <text:p text:style-name="P33"><text:s text:c="4"/></text:p>
      <text:p text:style-name="P35"><text:span text:style-name="T23"><text:s text:c="4"/></text:span><text:span text:style-name="T37">#zählt wie weit alle Autos zusammen nach rechts fahren müssen</text:span></text:p>
      <text:p text:style-name="P33"><text:s text:c="4"/>rightSteps <text:span text:style-name="T31">=</text:span> <text:span text:style-name="T31">0</text:span></text:p>
      <text:p text:style-name="P33"><text:s text:c="4"/></text:p>
      <text:p text:style-name="P35"><text:span text:style-name="T23"><text:s text:c="4"/></text:span><text:span text:style-name="T37">#speichert alle benötigten Autos und wie weit diese fahren müssen</text:span></text:p>
      <text:p text:style-name="P33"><text:s text:c="4"/>movedCarsRight <text:span text:style-name="T31">=</text:span> []</text:p>
      <text:p text:style-name="P33"><text:s text:c="4"/>movedCarsLeft <text:span text:style-name="T31">=</text:span> []</text:p>
      <text:p text:style-name="P33"><text:s text:c="4"/></text:p>
      <text:p text:style-name="P35"><text:span text:style-name="T23"><text:s text:c="4"/></text:span><text:span text:style-name="T37">#überprüft ob die Autos nach rechts Platz machen können</text:span></text:p>
      <text:p text:style-name="P33"><text:s text:c="4"/><text:span text:style-name="T33">while</text:span>(toRight <text:span text:style-name="T31">&gt;</text:span> <text:span text:style-name="T31">0</text:span>):</text:p>
      <text:p text:style-name="P33"><text:s text:c="8"/><text:span text:style-name="T33">if</text:span>(acrossNumber <text:span text:style-name="T31">&gt;</text:span> <text:span text:style-name="T32">len</text:span>(acrossCars) <text:span text:style-name="T31">-</text:span> <text:span text:style-name="T31">2</text:span>):</text:p>
      <text:p text:style-name="P33"><text:s text:c="12"/>canRight <text:span text:style-name="T31">=</text:span> <text:span text:style-name="T33">False</text:span></text:p>
      <text:p text:style-name="P33"><text:s text:c="12"/><text:span text:style-name="T33">break</text:span></text:p>
      <text:p text:style-name="P33"><text:s text:c="8"/>rightSteps <text:span text:style-name="T31">+=</text:span> toRight</text:p>
      <text:p text:style-name="P33"><text:s text:c="8"/>rightNeeded <text:span text:style-name="T31">+=</text:span> <text:span text:style-name="T31">1</text:span></text:p>
      <text:p text:style-name="P33"><text:soft-page-break/><text:s text:c="8"/>movedCarsRight<text:span text:style-name="T31">.</text:span>append([acrossNumber, toRight])</text:p>
      <text:p text:style-name="P33"><text:s text:c="8"/>toRight <text:span text:style-name="T31">-=</text:span> acrossCars[acrossNumber <text:span text:style-name="T31">+</text:span> <text:span text:style-name="T31">1</text:span>] <text:span text:style-name="T31">-</text:span> acrossCars[acrossNumber] <text:span text:style-name="T31">-</text:span> <text:span text:style-name="T31">2</text:span></text:p>
      <text:p text:style-name="P33"><text:s text:c="8"/>acrossNumber <text:span text:style-name="T31">+=</text:span> <text:span text:style-name="T31">1</text:span></text:p>
      <text:p text:style-name="P33"><text:s text:c="4"/></text:p>
      <text:p text:style-name="P35"><text:span text:style-name="T23"><text:s text:c="4"/></text:span><text:span text:style-name="T37">#zurücksetzten der acrossNumber</text:span></text:p>
      <text:p text:style-name="P33"><text:s text:c="4"/>acrossNumber <text:span text:style-name="T31">-=</text:span> rightNeeded</text:p>
      <text:p text:style-name="P33"><text:s text:c="4"/></text:p>
      <text:p text:style-name="P35"><text:span text:style-name="T23"><text:s text:c="4"/></text:span><text:span text:style-name="T37">#überprüft ob die Autos nach links Platz machen können</text:span></text:p>
      <text:p text:style-name="P33"><text:s text:c="4"/><text:span text:style-name="T33">while</text:span>(toLeft <text:span text:style-name="T31">&gt;</text:span> <text:span text:style-name="T31">0</text:span>):</text:p>
      <text:p text:style-name="P33"><text:s text:c="8"/><text:span text:style-name="T33">if</text:span>(acrossNumber <text:span text:style-name="T31">-</text:span> <text:span text:style-name="T31">1</text:span> <text:span text:style-name="T31">&lt;</text:span> <text:span text:style-name="T31">0</text:span>):</text:p>
      <text:p text:style-name="P33"><text:s text:c="12"/>canLeft <text:span text:style-name="T31">=</text:span> <text:span text:style-name="T33">False</text:span></text:p>
      <text:p text:style-name="P33"><text:s text:c="12"/><text:span text:style-name="T33">break</text:span></text:p>
      <text:p text:style-name="P33"><text:s text:c="8"/>rightSteps <text:span text:style-name="T31">-=</text:span> toLeft</text:p>
      <text:p text:style-name="P33"><text:s text:c="8"/>rightNeeded <text:span text:style-name="T31">-=</text:span> <text:span text:style-name="T31">1</text:span></text:p>
      <text:p text:style-name="P33"><text:s text:c="8"/>movedCarsLeft<text:span text:style-name="T31">.</text:span>append([acrossNumber, toLeft])</text:p>
      <text:p text:style-name="P33"><text:s text:c="8"/>toLeft <text:span text:style-name="T31">-=</text:span> acrossCars[acrossNumber] <text:span text:style-name="T31">-</text:span> acrossCars[acrossNumber <text:span text:style-name="T31">-</text:span> <text:span text:style-name="T31">1</text:span>] <text:span text:style-name="T31">-</text:span> <text:span text:style-name="T31">2</text:span></text:p>
      <text:p text:style-name="P33"><text:s text:c="8"/>acrossNumber <text:span text:style-name="T31">-=</text:span> <text:span text:style-name="T31">1</text:span></text:p>
      <text:p text:style-name="P33"><text:s text:c="4"/></text:p>
      <text:p text:style-name="P35"><text:span text:style-name="T23"><text:s text:c="4"/></text:span><text:span text:style-name="T37">#überprüft, welcher Weg schneller ist, rechts oder links</text:span></text:p>
      <text:p text:style-name="P35"><text:span text:style-name="T23"><text:s text:c="4"/></text:span><text:span text:style-name="T37">#wenn die Autos weder nach links noch nach rechts Platz machen können wird ausgegeben, dass das Auto nicht ausparken kann</text:span></text:p>
      <text:p text:style-name="P33"><text:s text:c="4"/><text:span text:style-name="T33">if</text:span>(canRight <text:span text:style-name="T31">+</text:span> canLeft <text:span text:style-name="T31">==</text:span> <text:span text:style-name="T31">0</text:span>):</text:p>
      <text:p text:style-name="P33"><text:s text:c="8"/><text:span text:style-name="T32">print</text:span>(<text:span text:style-name="T32">chr</text:span>(carNumber <text:span text:style-name="T31">+</text:span> <text:span text:style-name="T31">65</text:span>) <text:span text:style-name="T31">+</text:span> <text:span text:style-name="T34">": kann nicht ausparken"</text:span>)</text:p>
      <text:p text:style-name="P33"><text:s text:c="8"/><text:span text:style-name="T33">continue</text:span></text:p>
      <text:p text:style-name="P33"><text:s text:c="4"/><text:span text:style-name="T33">elif</text:span>(canRight <text:span text:style-name="T31">+</text:span> canLeft <text:span text:style-name="T31">==</text:span> <text:span text:style-name="T31">1</text:span>):</text:p>
      <text:p text:style-name="P33"><text:s text:c="8"/>driveRight <text:span text:style-name="T31">=</text:span> canRight</text:p>
      <text:p text:style-name="P33"><text:s text:c="4"/><text:span text:style-name="T33">else</text:span>:</text:p>
      <text:p text:style-name="P33"><text:s text:c="8"/><text:span text:style-name="T33">if</text:span>(rightNeeded <text:span text:style-name="T31">!=</text:span> <text:span text:style-name="T31">0</text:span>):</text:p>
      <text:p text:style-name="P33"><text:s text:c="12"/>driveRight <text:span text:style-name="T31">=</text:span> <text:span text:style-name="T33">True</text:span> <text:span text:style-name="T33">if</text:span>(rightNeeded <text:span text:style-name="T31">&lt;</text:span> <text:span text:style-name="T31">0</text:span>) <text:span text:style-name="T33">else</text:span> <text:span text:style-name="T33">False</text:span></text:p>
      <text:p text:style-name="P33"><text:s text:c="8"/><text:span text:style-name="T33">else</text:span>:</text:p>
      <text:p text:style-name="P33"><text:s text:c="12"/>driveRight <text:span text:style-name="T31">=</text:span> <text:span text:style-name="T33">True</text:span> <text:span text:style-name="T33">if</text:span>(rightSteps <text:span text:style-name="T31">&lt;</text:span> <text:span text:style-name="T31">0</text:span>) <text:span text:style-name="T33">else</text:span> <text:span text:style-name="T33">False</text:span></text:p>
      <text:p text:style-name="P33"><text:s text:c="4"/></text:p>
      <text:p text:style-name="P35"><text:span text:style-name="T23"><text:s text:c="4"/></text:span><text:span text:style-name="T37">#gibt den schnellsten Weg aus</text:span></text:p>
      <text:p text:style-name="P33"><text:s text:c="4"/><text:span text:style-name="T33">if</text:span>(driveRight):</text:p>
      <text:p text:style-name="P33"><text:s text:c="8"/><text:span text:style-name="T32">print</text:span>(<text:span text:style-name="T32">chr</text:span>(carNumber <text:span text:style-name="T31">+</text:span> <text:span text:style-name="T31">65</text:span>) <text:span text:style-name="T31">+</text:span> <text:span text:style-name="T34">": "</text:span>, end <text:span text:style-name="T31">=</text:span> <text:span text:style-name="T34">""</text:span>)</text:p>
      <text:p text:style-name="P33"><text:s text:c="8"/>[<text:span text:style-name="T32">print</text:span>(<text:span text:style-name="T32">chr</text:span>(car[<text:span text:style-name="T31">0</text:span>] <text:span text:style-name="T31">+</text:span> <text:span text:style-name="T31">64</text:span> <text:span text:style-name="T31">+</text:span> numberCars) <text:span text:style-name="T31">+</text:span> <text:span text:style-name="T34">" "</text:span> <text:span text:style-name="T31">+</text:span> <text:span text:style-name="T32">str</text:span>(car[<text:span text:style-name="T31">1</text:span>]) <text:span text:style-name="T31">+</text:span> <text:span text:style-name="T34">" rechts"</text:span>, end <text:span text:style-name="T31">=</text:span> <text:span text:style-name="T34">", "</text:span> <text:span text:style-name="T33">if</text:span>(car <text:span text:style-name="T31">!=</text:span> movedCarsRight[<text:span text:style-name="T31">-1</text:span>]) <text:span text:style-name="T33">else</text:span> <text:span text:style-name="T34">"</text:span><text:span text:style-name="T39">\n</text:span><text:span text:style-name="T34">"</text:span>) <text:span text:style-name="T33">for</text:span> car <text:span text:style-name="T36">in</text:span> movedCarsRight]</text:p>
      <text:p text:style-name="P33"><text:s text:c="4"/><text:span text:style-name="T33">else</text:span>:</text:p>
      <text:p text:style-name="P33"><text:s text:c="8"/><text:span text:style-name="T32">print</text:span>(<text:span text:style-name="T32">chr</text:span>(carNumber <text:span text:style-name="T31">+</text:span> <text:span text:style-name="T31">65</text:span>) <text:span text:style-name="T31">+</text:span> <text:span text:style-name="T34">": "</text:span>, end <text:span text:style-name="T31">=</text:span> <text:span text:style-name="T34">""</text:span>)</text:p>
      <text:p text:style-name="P34"><text:s text:c="8"/>[<text:span text:style-name="T32">print</text:span>(<text:span text:style-name="T32">chr</text:span>(car[<text:span text:style-name="T31">0</text:span>] <text:span text:style-name="T31">+</text:span> <text:span text:style-name="T31">64</text:span> <text:span text:style-name="T31">+</text:span> numberCars) <text:span text:style-name="T31">+</text:span> <text:span text:style-name="T34">" "</text:span> <text:span text:style-name="T31">+</text:span> <text:span text:style-name="T32">str</text:span>(car[<text:span text:style-name="T31">1</text:span>]) <text:span text:style-name="T31">+</text:span> <text:span text:style-name="T34">" links"</text:span>, end <text:span text:style-name="T31">=</text:span> <text:span text:style-name="T34">", "</text:span> <text:span text:style-name="T33">if</text:span>(car <text:span text:style-name="T31">!=</text:span> movedCarsLeft[<text:span text:style-name="T31">-1</text:span>]) <text:span text:style-name="T33">else</text:span> <text:span text:style-name="T34">"</text:span><text:span text:style-name="T39">\n</text:span><text:span text:style-name="T34">"</text:span>) <text:span text:style-name="T33">for</text:span> car <text:span text:style-name="T36">in</text:span> movedCarsLef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09:23:51.625000000</meta:creation-date>
    <dc:date>2021-11-22T19:53:38.750961259</dc:date>
    <meta:editing-duration>PT1H24M45S</meta:editing-duration>
    <meta:editing-cycles>27</meta:editing-cycles>
    <meta:generator>LibreOffice/7.2.2.2$Linux_X86_64 LibreOffice_project/20$Build-2</meta:generator>
    <meta:document-statistic meta:table-count="0" meta:image-count="0" meta:object-count="0" meta:page-count="4" meta:paragraph-count="139" meta:word-count="1024" meta:character-count="6668" meta:non-whitespace-character-count="5326"/>
  </office:meta>
</office:document-meta>
</file>